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Lucida Sans Unicode1" svg:font-family="'Lucida Sans Unicode'" style:font-family-generic="swiss"/>
    <style:font-face style:name="Andika New Basic" svg:font-family="'Andika New Basic'" style:font-adornments="Regular" style:font-pitch="variable"/>
    <style:font-face style:name="Andika New Basic Compact1" svg:font-family="'Andika New Basic Compact'" style:font-adornments="Bold" style:font-pitch="variable"/>
    <style:font-face style:name="Andika New Basic Compact" svg:font-family="'Andika New Basic Compact'" style:font-adornments="Regular" style:font-pitch="variable"/>
    <style:font-face style:name="Charis SIL Compact" svg:font-family="'Charis SIL Compact'" style:font-adornments="Regular" style:font-pitch="variable"/>
    <style:font-face style:name="Helvetica Neue" svg:font-family="'Helvetica Neue'" style:font-adornments="Light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f134d" officeooo:paragraph-rsid="000f134d"/>
    </style:style>
    <style:style style:name="P2" style:family="paragraph" style:parent-style-name="Heading_20_1">
      <style:text-properties officeooo:rsid="0015d3db" officeooo:paragraph-rsid="0015d3db"/>
    </style:style>
    <style:style style:name="P3" style:family="paragraph" style:parent-style-name="Heading_20_1">
      <style:text-properties fo:color="#000080" loext:opacity="100%" style:font-name="Andika New Basic Compact1" fo:font-size="21pt" fo:font-weight="bold" officeooo:rsid="0015d3db" officeooo:paragraph-rsid="0015d3db" style:font-name-asian="SimSun" style:font-size-asian="16.1000003814697pt" style:font-weight-asian="bold" style:font-name-complex="Lucida Sans Unicode" style:font-size-complex="16.1000003814697pt" style:font-weight-complex="bold"/>
    </style:style>
    <style:style style:name="P4" style:family="paragraph" style:parent-style-name="Text_20_body">
      <style:text-properties officeooo:rsid="0015d3db" officeooo:paragraph-rsid="0015d3db"/>
    </style:style>
    <style:style style:name="P5" style:family="paragraph" style:parent-style-name="Title">
      <style:text-properties style:font-name="Helvetica Neue" fo:font-size="28pt" fo:font-weight="250" officeooo:rsid="0015d3db" officeooo:paragraph-rsid="0015d3db" style:font-name-asian="SimSun" style:font-size-asian="18pt" style:font-weight-asian="bold" style:font-name-complex="Lucida Sans Unicode" style:font-size-complex="18pt" style:font-weight-complex="bold"/>
    </style:style>
    <style:style style:name="T1" style:family="text">
      <style:text-properties fo:color="#000080" loext:opacity="100%" style:font-name="Andika New Basic Compact1" fo:font-size="21pt" fo:font-weight="bold" officeooo:rsid="0015d3db" style:font-name-asian="SimSun" style:font-size-asian="16.1000003814697pt" style:font-weight-asian="bold" style:font-name-complex="Lucida Sans Unicode" style:font-size-complex="16.1000003814697pt" style:font-weight-complex="bold"/>
    </style:style>
    <style:style style:name="T2" style:family="text">
      <style:text-properties style:font-name="Charis SIL Compact" style:font-size-asian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Naija Type</text:p>
      <text:h text:style-name="P3" text:outline-level="1">Bugs</text:h>
      <text:p text:style-name="P4">Capital <text:span text:style-name="T2">vowels</text:span> – underscore or underdot don’t <text:span text:style-name="T2">produce output</text:span>.</text:p>
      <text:p text:style-name="P4">Letter spacing</text:p>
      <text:h text:style-name="P2" text:outline-level="1">Suggested change</text:h>
      <text:p text:style-name="P4">spacing capital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Lucida Sans Unicode1" svg:font-family="'Lucida Sans Unicode'" style:font-family-generic="swiss"/>
    <style:font-face style:name="Andika New Basic" svg:font-family="'Andika New Basic'" style:font-adornments="Regular" style:font-pitch="variable"/>
    <style:font-face style:name="Andika New Basic Compact1" svg:font-family="'Andika New Basic Compact'" style:font-adornments="Bold" style:font-pitch="variable"/>
    <style:font-face style:name="Andika New Basic Compact" svg:font-family="'Andika New Basic Compact'" style:font-adornments="Regular" style:font-pitch="variable"/>
    <style:font-face style:name="Charis SIL Compact" svg:font-family="'Charis SIL Compact'" style:font-adornments="Regular" style:font-pitch="variable"/>
    <style:font-face style:name="Helvetica Neue" svg:font-family="'Helvetica Neue'" style:font-adornments="Light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SimSun" style:font-size-asian="10.5pt" style:language-asian="zh" style:country-asian="CN" style:font-name-complex="Lucida Sans Unicode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SimSun" style:font-size-asian="10.5pt" style:language-asian="zh" style:country-asian="CN" style:font-name-complex="Lucida Sans Unicode" style:font-size-complex="12pt" style:language-complex="he" style:country-complex="IL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Charis SIL Compact" fo:font-family="'Charis SIL Compact'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 style:writing-mode="page"/>
      <style:text-properties style:font-name="Andika New Basic Compact" fo:font-family="'Andika New Basic Compact'" style:font-style-name="Regular" style:font-pitch="variable" fo:font-size="14pt" style:font-name-asian="SimSun" style:font-family-asian="SimSun" style:font-family-generic-asian="system" style:font-pitch-asian="variable" style:font-size-asian="14pt" style:font-name-complex="Lucida Sans Unicode" style:font-family-complex="'Lucida Sans Unicode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style:writing-mode="page"/>
      <style:text-properties style:font-name="Charis SIL Compact" fo:font-family="'Charis SIL Compact'" style:font-style-name="Regular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ucida Sans Unicode1" style:font-family-complex="'Lucida Sans Unicode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 Unicode1" style:font-family-complex="'Lucida Sans Unicode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 Unicode1" style:font-family-complex="'Lucida Sans Unicode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.011cm" fo:border-left="none" fo:border-right="none" fo:border-top="none" fo:border-bottom="0.06pt solid #000080" style:shadow="none" style:writing-mode="page"/>
      <style:text-properties fo:color="#000080" loext:opacity="100%" style:font-name="Andika New Basic Compact1" fo:font-family="'Andika New Basic Compact'" style:font-style-name="Bold" style:font-pitch="variable" fo:font-size="150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12cm" fo:margin-bottom="0cm" style:contextual-spacing="false" fo:text-indent="0cm" style:auto-text-indent="false" style:writing-mode="page"/>
      <style:text-properties fo:color="#008000" loext:opacity="100%" style:font-name="Andika New Basic Compact" fo:font-family="'Andika New Basic Compact'" style:font-style-name="Regular" style:font-pitch="variable" fo:font-size="80%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22cm" fo:margin-bottom="0.011cm" style:contextual-spacing="false" fo:text-indent="0cm" style:auto-text-indent="false" style:page-number="auto" style:shadow="none" style:writing-mode="page"/>
      <style:text-properties fo:color="#008000" loext:opacity="100%" style:font-name="Andika New Basic Compact1" fo:font-family="'Andika New Basic Compact'" style:font-style-name="Bold" style:font-pitch="variable" fo:font-size="11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-0.199cm" fo:margin-right="0cm" fo:margin-top="0.319cm" fo:margin-bottom="0.109cm" style:contextual-spacing="false" fo:text-indent="0cm" style:auto-text-indent="false" fo:padding-left="0.101cm" fo:padding-right="0cm" fo:padding-top="0cm" fo:padding-bottom="0cm" fo:border-left="6.01pt solid #cccccc" fo:border-right="none" fo:border-top="none" fo:border-bottom="none" style:shadow="none" style:writing-mode="page">
        <style:tab-stops/>
      </style:paragraph-properties>
      <style:text-properties fo:color="#800000" loext:opacity="100%" style:font-name="Andika New Basic" fo:font-family="'Andika New Basic'" style:font-style-name="Regular" style:font-pitch="variable" fo:font-size="16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none" fo:border-bottom="0.06pt dotted #000000" style:shadow="none"/>
      <style:text-properties style:font-name="Helvetica Neue" fo:font-family="'Helvetica Neue'" style:font-style-name="Light" style:font-pitch="variable" fo:font-size="28pt" fo:font-weight="250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  <style:text-properties fo:font-family="StarSymbol" style:font-charset="x-symbol"/>
      </text:list-level-style-bullet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4-20T12:27:01.963761937</meta:creation-date>
    <meta:editing-duration>PT2M16S</meta:editing-duration>
    <meta:editing-cycles>2</meta:editing-cycles>
    <meta:generator>LibreOffice/7.1.1.2$MacOSX_X86_64 LibreOffice_project/fe0b08f4af1bacafe4c7ecc87ce55bb426164676</meta:generator>
    <dc:title>Standard with Andika and Charis</dc:title>
    <meta:initial-creator>David Rowbory</meta:initial-creator>
    <dc:date>2021-04-20T12:29:18.099104251</dc:date>
    <dc:creator>David Rowbory</dc:creator>
    <meta:document-statistic meta:table-count="0" meta:image-count="0" meta:object-count="0" meta:page-count="1" meta:paragraph-count="6" meta:word-count="17" meta:character-count="122" meta:non-whitespace-character-count="110"/>
    <meta:template xlink:type="simple" xlink:actuate="onRequest" xlink:title="Standard with Andika and Charis" xlink:href="../../../../../Users/djr/Library/Application%20Support/LibreOffice/4/user/template/Standard%20with%20Andika%20and%20Charis.ott" meta:date="2021-04-20T12:27:01.624244246"/>
  </office:meta>
</office:document-meta>
</file>